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Setup.xml" manifest:media-type="text/xml"/>
  <manifest:file-entry manifest:full-path="Dialogs/Standard/DialogSend.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SmtpService.xml" manifest:media-type="text/xml"/>
  <manifest:file-entry manifest:full-path="Basic/Standard/DataBase.xml" manifest:media-type="text/xml"/>
  <manifest:file-entry manifest:full-path="Basic/Standard/Control.xml" manifest:media-type="text/xml"/>
  <manifest:file-entry manifest:full-path="Basic/Standard/Dialog.xml" manifest:media-type="text/xml"/>
  <manifest:file-entry manifest:full-path="Basic/Standard/MailMerge.xml" manifest:media-type="text/xml"/>
  <manifest:file-entry manifest:full-path="Basic/Standard/MailMessage.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Control.DocumentOpen?language=Basic&amp;location=document" xlink:type="simple"/>
    </office:event-listeners>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0% 100%"/>
    </style:style>
    <style:style style:name="P2"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3" style:family="paragraph">
      <style:paragraph-properties fo:text-align="start"/>
    </style:style>
    <style:style style:name="P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7" style:family="paragraph">
      <style:paragraph-properties fo:text-align="start"/>
      <style:text-properties style:font-name="Liberation Sans2" fo:font-size="14pt" fo:font-weight="bold"/>
    </style:style>
    <style:style style:name="P8" style:family="paragraph">
      <style:paragraph-properties fo:text-align="start"/>
      <style:text-properties style:font-name="Liberation Sans3" fo:font-size="12pt"/>
    </style:style>
    <style:style style:name="P9"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10" style:family="paragraph">
      <style:text-properties style:text-line-through-style="none" style:text-line-through-type="none" style:font-name="Liberation Sans1" fo:font-size="12pt" fo:font-style="normal" style:text-underline-style="none" fo:font-weight="normal"/>
    </style:style>
    <style:style style:name="P11"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FormMain" form:command="AddressTables" form:datasource="GContactOOo" form:apply-filter="true" form:command-type="table" form:navigation-mode="none" form:tab-cycle="pag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Main?language=Basic&amp;location=document" xlink:type="simple"/>
          </office:event-listeners>
          <form:fixed-text form:name="LabelAddressBook" form:control-implementation="ooo:com.sun.star.form.component.FixedText" xml:id="control1" form:id="control1" form:label="Destinataire:" form:for="control2"/>
          <form:listbox form:name="ListAddressBook" form:control-implementation="ooo:com.sun.star.form.component.ListBox" xml:id="control2" form:id="control2" form:title="E-mail" form:dropdown="true" form:size="20" form:tab-index="1" form:bound-column="0"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Book?language=Basic&amp;location=document" xlink:type="simple"/>
            </office:event-listeners>
          </form:listbox>
          <form:button form:name="ButtonSetup" form:control-implementation="ooo:com.sun.star.form.component.CommandButton" xml:id="control3" form:id="control3" form:label="Configuration"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tup?language=Basic&amp;location=document" xlink:type="simple"/>
            </office:event-listeners>
          </form:button>
          <form:button form:name="ButtonSend" form:control-implementation="ooo:com.sun.star.form.component.CommandButton" xml:id="control4" form:id="control4" form:label="Envoye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nd?language=Basic&amp;location=document" xlink:type="simple"/>
            </office:event-listeners>
          </form:button>
          <form:form form:name="FormEmail" form:command="GContactOOoQueryAddressList" form:datasource="Adresses" form:apply-filter="true" form:command-type="query" form:navigation-mode="none" form:tab-cycle="pag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Email?language=Basic&amp;location=document" xlink:type="simple"/>
            </office:event-listeners>
            <form:listbox form:name="ListEmail" form:control-implementation="ooo:com.sun.star.form.component.ListBox" xml:id="control5" form:id="control5" form:size="20" form:tab-index="1" form:bound-column="1" form:list-source-type="sql" form:list-source="SELECT &quot;E-mail&quot;, &quot;E-mail&quot; AS &quot;E-mail-1&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ButtonAddEmail" form:control-implementation="ooo:com.sun.star.form.component.CommandButton" xml:id="control6" form:id="control6" form:label="&gt;&gt;"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AddEmail?language=Basic&amp;location=document" xlink:type="simple"/>
              </office:event-listeners>
            </form:button>
            <form:button form:name="ButtonDeleteEmail" form:control-implementation="ooo:com.sun.star.form.component.CommandButton" xml:id="control7" form:id="control7" form:label="&lt;&l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Email?language=Basic&amp;location=document" xlink:type="simple"/>
              </office:event-listeners>
            </form:button>
            <form:form form:name="FilterAddress" form:command="Filter" form:filter="( &quot;Filter&quot;.&quot;ID&quot; = 1 )" form:datasource="GContactOOo" form:apply-filter="true" form:command-type="table" form:navigation-mode="none" form:tab-cycle="pag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ListAddress" form:control-implementation="ooo:com.sun.star.form.component.ListBox" xml:id="control8" form:id="control8" form:tab-stop="true" form:size="20" form:tab-index="1"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language=Basic&amp;location=document" xlink:type="simple"/>
                </office:event-listeners>
              </form:listbox>
              <form:form form:name="FormAddress" form:command="GContactOOoQueryAddress" form:datasource="Adresses" form:allow-deletes="false" form:allow-inserts="false" form:allow-updates="false" form:apply-filter="true" form:command-type="query" form:navigation-mode="none" form:tab-cycle="page"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Address?language=Basic&amp;location=document" xlink:type="simple"/>
                </office:event-listener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form form:name="FilterModel" form:command="Filter" form:filter="( &quot;Filter&quot;.&quot;ID&quot; = 1 )" form:datasource="GContactOOo" form:apply-filter="true" form:command-type="table" form:navigation-mode="none" form:tab-cycle="pag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Model" form:control-implementation="ooo:com.sun.star.form.component.FixedText" xml:id="control27" form:id="control27" form:label="Model:"/>
            <form:listbox form:name="ListModel" form:control-implementation="ooo:com.sun.star.form.component.ListBox" xml:id="control28" form:id="control28" form:dropdown="true" form:size="20" form:tab-index="1"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Model?language=Basic&amp;location=document" xlink:type="simple"/>
              </office:event-listeners>
            </form:listbox>
            <form:form form:name="FormModel" form:command="Models" form:datasource="GContactOOo" form:apply-filter="true" form:command-type="table" form:navigation-mode="none" form:tab-cycle="pag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ButtonTemplateInit?language=Basic&amp;location=document" xlink:type="simple"/>
                <script:event-listener script:language="ooo:script" script:event-name="form:rowchange" xlink:href="vnd.sun.star.script:Standard.Control.TextModel?language=Basic&amp;location=document" xlink:type="simple"/>
              </office:event-listeners>
              <form:text form:name="TextModel" form:control-implementation="ooo:com.sun.star.form.component.TextField" xml:id="control29" form:id="control29" form:tab-index="1"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TextModel?language=Basic&amp;location=document" xlink:type="simple"/>
                </office:event-listeners>
              </form:text>
              <form:button form:name="ButtonModel" form:control-implementation="ooo:com.sun.star.form.component.CommandButton" xml:id="control30" form:id="control30" form:label="Nouveau"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Model?language=Basic&amp;location=document" xlink:type="simple"/>
                </office:event-listeners>
              </form:button>
              <form:fixed-text form:name="LabelTemplate" form:control-implementation="ooo:com.sun.star.form.component.FixedText" xml:id="control31" form:id="control31" form:label="Document maitre:"/>
              <form:file form:name="ButtonTemplate" form:control-implementation="ooo:com.sun.star.form.component.FileControl" xml:id="control32" form:id="control32" form:tab-index="3"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ButtonTemplate?language=Basic&amp;location=document" xlink:type="simple"/>
                </office:event-listeners>
              </form:file>
              <form:form form:name="FormBody" form:command="Models" form:datasource="GContactOOo" form:apply-filter="true" form:command-type="table" form:navigation-mode="none" form:tab-cycle="pag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CheckBoxEmail" form:control-implementation="ooo:com.sun.star.form.component.CheckBox" xml:id="control33" form:id="control33" form:label="Envoi Email" form:tab-index="1" form:data-field="Email"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Email?language=Basic&amp;location=document" xlink:type="simple"/>
                  </office:event-listeners>
                </form:checkbox>
                <form:fixed-text form:name="LabelSubject" form:control-implementation="ooo:com.sun.star.form.component.FixedText" xml:id="control34" form:id="control34" form:label="Email objet:" form:for="control35"/>
                <form:text form:name="TextSubjet" form:control-implementation="ooo:com.sun.star.form.component.TextField" xml:id="control35" form:id="control35" form:tab-index="2"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Content" form:control-implementation="ooo:com.sun.star.form.component.TextField" xml:id="control36" form:id="control36" form:tab-index="3"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LabelFile" form:control-implementation="ooo:com.sun.star.form.component.FixedText" xml:id="control37" form:id="control37" form:label="Fichiers attachés"/>
                <form:file form:name="ButtonAddAttachment" form:control-implementation="ooo:com.sun.star.form.component.FileControl" xml:id="control38" form:id="control38" form:tab-index="4">
                  <form:properties>
                    <form:property form:property-name="ReadOnly" office:value-type="boolean" office:boolean-value="true"/>
                  </form:properties>
                  <office:event-listeners>
                    <script:event-listener script:language="ooo:script" script:event-name="form:textchange" xlink:href="vnd.sun.star.script:Standard.Control.ButtonAddAttachment?language=Basic&amp;location=document" xlink:type="simple"/>
                  </office:event-listeners>
                </form:file>
                <form:button form:name="ButtonDeleteAttachment" form:control-implementation="ooo:com.sun.star.form.component.CommandButton" xml:id="control39" form:id="control39" form:label="Suprimer" form:tab-index="5"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dAttachment?language=Basic&amp;location=document" xlink:type="simple"/>
                  </office:event-listeners>
                </form:button>
                <form:listbox form:name="ListAttachment" form:control-implementation="ooo:com.sun.star.form.component.ListBox" xml:id="control40" form:id="control40" form:tab-index="6"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name="FormContent" form:command="Models" form:datasource="GContactOOo" form:allow-deletes="false" form:allow-inserts="false" form:apply-filter="true" form:command-type="table" form:navigation-mode="none" form:tab-cycle="pag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CheckBoxPdf" form:control-implementation="ooo:com.sun.star.form.component.CheckBox" xml:id="control41" form:id="control41" form:label="Envoi PDF" form:tab-index="1"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Pdf?language=Basic&amp;location=document" xlink:type="simple"/>
                </office:event-listeners>
              </form:checkbox>
              <form:form form:name="FilterContent" form:command="Filter" form:filter="( &quot;Filter&quot;.&quot;ID&quot; = 1 )" form:datasource="GContactOOo" form:apply-filter="true" form:command-type="table" form:navigation-mode="none" form:tab-cycle="pag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Locality" form:control-implementation="ooo:com.sun.star.form.component.FixedText" xml:id="control42" form:id="control42" form:label="A"/>
                <form:text form:name="TextLocality" form:control-implementation="ooo:com.sun.star.form.component.TextField" xml:id="control43" form:id="control43" form:tab-index="1"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LabelDate" form:control-implementation="ooo:com.sun.star.form.component.FixedText" xml:id="control44" form:id="control44" form:label=", le"/>
                <form:date form:name="TextDate" form:control-implementation="ooo:com.sun.star.form.component.DateField" xml:id="control45" form:id="control45" form:current-value="2016-02-16" form:min-value="1800-01-01" form:value="2016-01-01" form:tab-index="2"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form form:name="FormHeader" form:command="Models" form:datasource="GContactOOo" form:apply-filter="true" form:command-type="table" form:tab-cycle="pag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textarea form:name="TextTitle" form:control-implementation="ooo:com.sun.star.form.component.TextField" xml:id="control46" form:id="control46" form:tab-index="1"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TextHeader" form:control-implementation="ooo:com.sun.star.form.component.TextField" xml:id="control47" form:id="control47" form:tab-index="2"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name="FormDetail" form:command="Details" form:datasource="GContactOOo" form:apply-filter="true" form:command-type="table" form:navigation-mode="none" form:tab-cycle="pag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GridDetail" form:control-implementation="ooo:com.sun.star.form.component.GridControl" xml:id="control48" form:id="control48" form:tab-stop="true" form:tab-index="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form form:name="FormCharge" form:command="Models" form:datasource="GContactOOo" form:apply-filter="true" form:command-type="table" form:tab-cycle="pag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text form:name="LabelCharge" form:control-implementation="ooo:com.sun.star.form.component.TextField" xml:id="control51" form:id="control51" form:tab-index="1"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Charge" form:control-implementation="ooo:com.sun.star.form.component.NumericField" xml:id="control52" form:id="control52" form:tab-index="2"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LabelTotal" form:control-implementation="ooo:com.sun.star.form.component.TextField" xml:id="control53" form:id="control53" form:tab-index="3"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FormTotal" form:command="QueryTotal" form:datasource="GContactOOo" form:apply-filter="true" form:command-type="query" form:navigation-mode="none" form:tab-cycle="pag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extTotal" form:control-implementation="ooo:com.sun.star.form.component.NumericField" xml:id="control54" form:id="control54" form:readonly="true" form:tab-index="1"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form form:name="FormFooter" form:command="Models" form:datasource="GContactOOo" form:apply-filter="true" form:command-type="table" form:tab-cycle="pag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textarea form:name="TextFooter" form:control-implementation="ooo:com.sun.star.form.component.TextField" xml:id="control55" form:id="control55" form:tab-index="1"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2" svg:width="3.063cm" svg:height="0.6cm" svg:x="2cm" svg:y="2cm" draw:control="control1"/>
      <draw:control text:anchor-type="page" text:anchor-page-number="1" draw:z-index="1" draw:style-name="gr2" draw:text-style-name="P3" svg:width="7.751cm" svg:height="0.6cm" svg:x="5.062cm" svg:y="2.05cm" draw:control="control2"/>
      <draw:control text:anchor-type="page" text:anchor-page-number="1" draw:z-index="2" draw:style-name="gr2" draw:text-style-name="P3" svg:width="8cm" svg:height="2.102cm" svg:x="2cm" svg:y="2.701cm" draw:control="control5"/>
      <draw:control text:anchor-type="page" text:anchor-page-number="1" draw:z-index="3" draw:style-name="gr1" draw:text-style-name="P4" svg:width="0.802cm" svg:height="1.001cm" svg:x="10.1cm" svg:y="2.701cm" draw:control="control6"/>
      <draw:control text:anchor-type="page" text:anchor-page-number="1" draw:z-index="4" draw:style-name="gr1" draw:text-style-name="P4" svg:width="0.802cm" svg:height="1.001cm" svg:x="10.1cm" svg:y="3.75cm" draw:control="control7"/>
      <draw:control text:anchor-type="page" text:anchor-page-number="1" draw:z-index="5" draw:style-name="gr2" draw:text-style-name="P3" svg:width="8cm" svg:height="2.102cm" svg:x="11cm" svg:y="2.701cm" draw:control="control8"/>
      <draw:control text:anchor-type="page" text:anchor-page-number="1" draw:z-index="6" draw:style-name="gr1" draw:text-style-name="P5" svg:width="2.834cm" svg:height="0.6cm" svg:x="2.051cm" svg:y="5.05cm" draw:control="control9"/>
      <draw:control text:anchor-type="page" text:anchor-page-number="1" draw:z-index="7" draw:style-name="gr3" draw:text-style-name="P5" svg:width="7.002cm" svg:height="0.6cm" svg:x="4.9cm" svg:y="5.05cm" draw:control="control10"/>
      <draw:control text:anchor-type="page" text:anchor-page-number="1" draw:z-index="8" draw:style-name="gr3" draw:text-style-name="P5" svg:width="7.1cm" svg:height="0.6cm" svg:x="11.929cm" svg:y="5.05cm" draw:control="control11"/>
      <draw:control text:anchor-type="page" text:anchor-page-number="1" draw:z-index="9" draw:style-name="gr1" draw:text-style-name="P6" svg:width="2.835cm" svg:height="0.6cm" svg:x="2.051cm" svg:y="5.71cm" draw:control="control12"/>
      <draw:control text:anchor-type="page" text:anchor-page-number="1" draw:z-index="10" draw:style-name="gr3" draw:text-style-name="P5" svg:width="14.121cm" svg:height="0.6cm" svg:x="4.9cm" svg:y="5.71cm" draw:control="control13"/>
      <draw:control text:anchor-type="page" text:anchor-page-number="1" draw:z-index="11" draw:style-name="gr1" draw:text-style-name="P6" svg:width="2.832cm" svg:height="0.6cm" svg:x="2.053cm" svg:y="6.369cm" draw:control="control14"/>
      <draw:control text:anchor-type="page" text:anchor-page-number="1" draw:z-index="12" draw:style-name="gr3" draw:text-style-name="P5" svg:width="14.121cm" svg:height="0.6cm" svg:x="4.9cm" svg:y="6.369cm" draw:control="control15"/>
      <draw:control text:anchor-type="page" text:anchor-page-number="1" draw:z-index="13" draw:style-name="gr1" draw:text-style-name="P5" svg:width="2.834cm" svg:height="0.6cm" svg:x="2.051cm" svg:y="7.05cm" draw:control="control16"/>
      <draw:control text:anchor-type="page" text:anchor-page-number="1" draw:z-index="14" draw:style-name="gr3" draw:text-style-name="P5" svg:width="14.121cm" svg:height="0.6cm" svg:x="4.9cm" svg:y="7.05cm" draw:control="control17"/>
      <draw:control text:anchor-type="page" text:anchor-page-number="1" draw:z-index="15" draw:style-name="gr1" draw:text-style-name="P6" svg:width="2.835cm" svg:height="0.6cm" svg:x="2.05cm" svg:y="7.699cm" draw:control="control18"/>
      <draw:control text:anchor-type="page" text:anchor-page-number="1" draw:z-index="16" draw:style-name="gr3" draw:text-style-name="P5" svg:width="14.121cm" svg:height="0.6cm" svg:x="4.9cm" svg:y="7.699cm" draw:control="control19"/>
      <draw:control text:anchor-type="page" text:anchor-page-number="1" draw:z-index="17" draw:style-name="gr1" draw:text-style-name="P5" svg:width="1.669cm" svg:height="0.6cm" svg:x="2.05cm" svg:y="8.35cm" draw:control="control20"/>
      <draw:control text:anchor-type="page" text:anchor-page-number="1" draw:z-index="18" draw:style-name="gr1" draw:text-style-name="P6" svg:width="1.001cm" svg:height="0.6cm" svg:x="3.884cm" svg:y="8.35cm" draw:control="control21"/>
      <draw:control text:anchor-type="page" text:anchor-page-number="1" draw:z-index="19" draw:style-name="gr3" draw:text-style-name="P5" svg:width="6.451cm" svg:height="0.6cm" svg:x="4.9cm" svg:y="8.35cm" draw:control="control22"/>
      <draw:control text:anchor-type="page" text:anchor-page-number="1" draw:z-index="20" draw:style-name="gr3" draw:text-style-name="P5" svg:width="2.95cm" svg:height="0.6cm" svg:x="11.4cm" svg:y="8.35cm" draw:control="control23"/>
      <draw:control text:anchor-type="page" text:anchor-page-number="1" draw:z-index="21" draw:style-name="gr3" draw:text-style-name="P5" svg:width="4.62cm" svg:height="0.6cm" svg:x="14.4cm" svg:y="8.35cm" draw:control="control24"/>
      <draw:control text:anchor-type="page" text:anchor-page-number="1" draw:z-index="22" draw:style-name="gr1" draw:text-style-name="P6" svg:width="9.335cm" svg:height="0.6cm" svg:x="2.05cm" svg:y="8.999cm" draw:control="control25"/>
      <draw:control text:anchor-type="page" text:anchor-page-number="1" draw:z-index="23" draw:style-name="gr3" draw:text-style-name="P5" svg:width="7.64cm" svg:height="0.6cm" svg:x="11.4cm" svg:y="8.999cm" draw:control="control26"/>
      <draw:control text:anchor-type="page" text:anchor-page-number="1" draw:z-index="24" draw:style-name="gr1" draw:text-style-name="P2" svg:width="2.834cm" svg:height="0.6cm" svg:x="2.051cm" svg:y="9.901cm" draw:control="control27"/>
      <draw:control text:anchor-type="page" text:anchor-page-number="1" draw:z-index="25" draw:style-name="gr2" draw:text-style-name="P5" svg:width="5.16cm" svg:height="0.6cm" svg:x="4.9cm" svg:y="9.901cm" draw:control="control28"/>
      <draw:control text:anchor-type="page" text:anchor-page-number="1" draw:z-index="26" draw:style-name="gr2" draw:text-style-name="P5" svg:width="6.7cm" svg:height="0.6cm" svg:x="10.063cm" svg:y="9.901cm" draw:control="control29"/>
      <draw:control text:anchor-type="page" text:anchor-page-number="1" draw:z-index="27" draw:style-name="gr2" draw:text-style-name="P4" svg:width="2.2cm" svg:height="0.6cm" svg:x="16.799cm" svg:y="9.901cm" draw:control="control30"/>
      <draw:control text:anchor-type="page" text:anchor-page-number="1" draw:z-index="28" draw:style-name="gr1" draw:text-style-name="P5" svg:width="3.502cm" svg:height="0.6cm" svg:x="2.051cm" svg:y="10.567cm" draw:control="control31"/>
      <draw:control text:anchor-type="page" text:anchor-page-number="1" draw:z-index="29" draw:style-name="gr2" draw:text-style-name="P4" svg:width="12.352cm" svg:height="0.6cm" svg:x="6.699cm" svg:y="10.567cm" draw:control="control32"/>
      <draw:control text:anchor-type="page" text:anchor-page-number="1" draw:z-index="30" draw:style-name="gr1" draw:text-style-name="P7" svg:width="3.502cm" svg:height="0.6cm" svg:x="2.05cm" svg:y="11.568cm" draw:control="control33"/>
      <draw:control text:anchor-type="page" text:anchor-page-number="1" draw:z-index="31" draw:style-name="gr1" draw:text-style-name="P8" svg:width="3.017cm" svg:height="0.6cm" svg:x="5.719cm" svg:y="11.568cm" draw:control="control34"/>
      <draw:control text:anchor-type="page" text:anchor-page-number="1" draw:z-index="32" draw:style-name="gr2" draw:text-style-name="P5" svg:width="10.365cm" svg:height="0.6cm" svg:x="8.636cm" svg:y="11.568cm" draw:control="control35"/>
      <draw:control text:anchor-type="page" text:anchor-page-number="1" draw:z-index="33" draw:style-name="gr2" draw:text-style-name="P5" svg:width="17.003cm" svg:height="2.5cm" svg:x="2cm" svg:y="12.25cm" draw:control="control36"/>
      <draw:control text:anchor-type="page" text:anchor-page-number="1" draw:z-index="34" draw:style-name="gr1" draw:text-style-name="P8" svg:width="4.001cm" svg:height="0.6cm" svg:x="2.051cm" svg:y="14.834cm" draw:control="control37"/>
      <draw:control text:anchor-type="page" text:anchor-page-number="1" draw:z-index="35" draw:style-name="gr1" draw:text-style-name="P4" svg:width="13.502cm" svg:height="0.6cm" svg:x="5.5cm" svg:y="14.834cm" draw:control="control38"/>
      <draw:control text:anchor-type="page" text:anchor-page-number="1" draw:z-index="36" draw:style-name="gr1" draw:text-style-name="P4" svg:width="2.2cm" svg:height="0.602cm" svg:x="2.385cm" svg:y="16.349cm" draw:control="control39"/>
      <draw:control text:anchor-type="page" text:anchor-page-number="1" draw:z-index="37" draw:style-name="gr2" draw:text-style-name="P5" svg:width="13.502cm" svg:height="1.5cm" svg:x="5.5cm" svg:y="15.501cm" draw:control="control40"/>
      <draw:control text:anchor-type="page" text:anchor-page-number="1" draw:z-index="38" draw:style-name="gr1" draw:text-style-name="P7" svg:width="3.5cm" svg:height="0.6cm" svg:x="2.051cm" svg:y="17.501cm" draw:control="control41"/>
      <draw:control text:anchor-type="page" text:anchor-page-number="1" draw:z-index="39" draw:style-name="gr1" draw:text-style-name="P5" svg:width="0.5cm" svg:height="0.668cm" svg:x="7.885cm" svg:y="17.501cm" draw:control="control42"/>
      <draw:control text:anchor-type="page" text:anchor-page-number="1" draw:z-index="40" draw:style-name="gr2" draw:text-style-name="P5" svg:width="6.501cm" svg:height="0.668cm" svg:x="8.386cm" svg:y="17.501cm" draw:control="control43"/>
      <draw:control text:anchor-type="page" text:anchor-page-number="1" draw:z-index="41" draw:style-name="gr1" draw:text-style-name="P5" svg:width="1.001cm" svg:height="0.668cm" svg:x="14.885cm" svg:y="17.501cm" draw:control="control44"/>
      <draw:control text:anchor-type="page" text:anchor-page-number="1" draw:z-index="42" draw:style-name="gr4" draw:text-style-name="P5" svg:width="3.169cm" svg:height="0.668cm" svg:x="15.886cm" svg:y="17.501cm" draw:control="control45"/>
      <draw:control text:anchor-type="page" text:anchor-page-number="1" draw:z-index="43" draw:style-name="gr2" draw:text-style-name="P9" svg:width="13.001cm" svg:height="0.9cm" svg:x="4.053cm" svg:y="18.249cm" draw:control="control46"/>
      <draw:control text:anchor-type="page" text:anchor-page-number="1" draw:z-index="44" draw:style-name="gr2" draw:text-style-name="P5" svg:width="17.001cm" svg:height="2.401cm" svg:x="2cm" svg:y="19.2cm" draw:control="control47"/>
      <draw:control text:anchor-type="page" text:anchor-page-number="1" draw:z-index="45" draw:style-name="gr2" draw:text-style-name="P10" svg:width="17.001cm" svg:height="3.2cm" svg:x="2cm" svg:y="21.699cm" draw:control="control48"/>
      <draw:control text:anchor-type="page" text:anchor-page-number="1" draw:z-index="46" draw:style-name="gr1" draw:text-style-name="P5" svg:width="5.501cm" svg:height="0.602cm" svg:x="2cm" svg:y="25cm" draw:control="control51"/>
      <draw:control text:anchor-type="page" text:anchor-page-number="1" draw:z-index="47" draw:style-name="gr2" draw:text-style-name="P4" svg:width="3.001cm" svg:height="0.602cm" svg:x="7.5cm" svg:y="25cm" draw:control="control52"/>
      <draw:control text:anchor-type="page" text:anchor-page-number="1" draw:z-index="48" draw:style-name="gr2" draw:text-style-name="P11" svg:width="5.501cm" svg:height="0.602cm" svg:x="10.5cm" svg:y="25cm" draw:control="control53"/>
      <draw:control text:anchor-type="page" text:anchor-page-number="1" draw:z-index="49" draw:style-name="gr3" draw:text-style-name="P4" svg:width="3.001cm" svg:height="0.602cm" svg:x="16cm" svg:y="25cm" draw:control="control54"/>
      <draw:control text:anchor-type="page" text:anchor-page-number="1" draw:z-index="50" draw:style-name="gr2" draw:text-style-name="P5" svg:width="17.001cm" svg:height="2.001cm" svg:x="2cm" svg:y="25.7cm" draw:control="control55"/>
      <draw:control text:anchor-type="page" text:anchor-page-number="1" draw:z-index="51" draw:style-name="gr1" draw:text-style-name="P4" svg:width="3.001cm" svg:height="0.6cm" svg:x="16cm" svg:y="2cm" draw:control="control4"/>
      <draw:control text:anchor-type="page" text:anchor-page-number="1" draw:z-index="52" draw:style-name="gr1" draw:text-style-name="P4" svg:width="3.001cm" svg:height="0.6cm" svg:x="12.899cm" svg:y="2cm" draw:control="control3"/>
      <text:p text:style-name="P1"><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1.2$Linux_x86 LibreOffice_project/10m0$Build-2</meta:generator>
    <meta:editing-duration>P5DT12M25S</meta:editing-duration>
    <meta:editing-cycles>1465</meta:editing-cycles>
    <meta:initial-creator>2-1058443 480 849 462 00027</meta:initial-creator>
    <dc:date>2016-03-07T15:04:51.866339340</dc:date>
    <dc:creator>2-1058443 480 849 462 00027</dc:creator>
    <meta:document-statistic meta:table-count="0" meta:image-count="0" meta:object-count="0" meta:page-count="1" meta:paragraph-count="1" meta:word-count="0" meta:character-count="1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Global sLoadSequence As String


Sub ButtonAddAttachment(oEvent As Object)
Dim oForm As Object
	oForm = oEvent.Source.Model.Parent
	InsertFiles(oForm.ActiveConnection, oEvent.Source.Model.text)
	oForm.getByName("ListAttachment").refresh()
End Sub


Sub ButtonAddEmail(oEvent As Object)
Dim oConnection As Object
Dim oForm As Object
Dim mValues As Object
Dim oListAddress As Object
	oForm = ThisComponent.DrawPage.Forms.getByName("FormMain")
	mValues = oForm.getByName("FormEmail").getByName("ListEmail").SelectedValues()
	oConnection = oForm.getByName("FormEmail").getByName("FilterAddress").ActiveConnection
	InsertAddress(oConnection, mValues)
	oListAddress = oForm.getByName("FormEmail").getByName("FilterAddress").getByName("ListAddress")
	oListAddress.refresh()
	UpdateFilter(oConnection, "Email", oListAddress.SelectedValue())
	oListAddress.Parent.reload()
End Sub


Sub ButtonDeletedAttachment(oEvent As Object)
Dim oForm As Object
Dim oFileList As Object
Dim oSelectedItems As Object
	oForm =  oEvent.Source.Model.Parent
	oFileList = oForm.getByName("ListAttachmen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ButtonDeleteEmail(oEvent As Object)
Dim oForm As Object
Dim oListAddress As Object
	oForm = ThisComponent.DrawPage.Forms.getByName("FormMain")
	oListAddress = oForm.getByName("FormEmail").getByName("FilterAddress").getByName("ListAddress")
	DeleteAddress(oListAddress.Parent.ActiveConnection, oListAddress.SelectedValues())
	oListAddress.refresh()
	UpdateFilter(oListAddress.Parent.ActiveConnection, "Email", oListAddress.SelectedValue())
	oListAddress.Parent.reload()
End Sub


Sub ButtonModel(oEvent As Object)
Dim oForm As Object
	oForm = oEvent.Source.Model.Parent
	InsertModels(oForm.ActiveConnection, "New model")
	oForm.Parent.getByName("ListModel").refresh()
End Sub


Sub ButtonTemplate(oEvent As Object)
Dim oForm As Object
	oForm = oEvent.Source.Model.Parent
	UpdateTemplate(oForm.ActiveConnection, oEvent.Source.Model.text)
End Sub


Sub ButtonTemplateInit(oEvent As Object)
	oEvent.Source.getByName("ButtonTemplate").text = GetTemplate(oEvent.Source.ActiveConnection)
End Sub


Sub ButtonSend(oEvent As Object)
Dim oMergeConnection As Object
Dim oAddressConnection As Object
Dim oFrame As Object
Dim oForm As Object
Dim oProgressBar As Object
Dim sMessage As String
	oFrame = ThisComponent.CurrentController.Frame
	oProgressBar = oFrame.createStatusIndicator()
	'oProgressBar.start("Mail merge start...", 100)
	'oFrame.LayoutManager.showElement("private:resource/statusbar/statusbar")
	oForm = ThisComponent.DrawPage.Forms.getByName("FormMain")
	oMergeConnection = oForm.ActiveConnection
	oAddressConnection = oForm.getByName("FormEmail").ActiveConnection
	MergeMail(oMergeConnection, oAddressConnection, oProgressBar, sMessage)
	If sMessage &lt;&gt; "" Then
		MsgBox(sMessage)
	End If
	oProgressBar.end()
	'oFrame.LayoutManager.hideElement("private:resource/statusbar/statusbar")
End Sub


Sub ButtonSetup(oEvent As Object)
Dim oForm As Object
Dim sDataSourceName As String
Dim sMessage As String
	oForm = ThisComponent.DrawPage.Forms.getByName("FormMain")
	sDataSourceName = oForm.getByName("FormEmail").DataSourceName
	DialogSetup(oForm.ActiveConnection, sMessage, sDataSourceName)
End Sub


Sub CheckBoxEmail(oEvent As Object)
Dim oForm As Object
	oForm = oEvent.Source.Model.Parent
	ToogleForm(oForm, oEvent.Source.Model.Name, oEvent.Selected)
End Sub


Sub CheckBoxPdf(oEvent As Object)
Dim oForm As Object
	oForm = oEvent.Source.Model.Parent
	ToogleForm(oForm, oEvent.Source.Model.Name, oEvent.Selected)
End Sub


Sub DocumentClose(oEvent As Object)
Dim oDispatcher As Object
Dim mArg(0) as new com.sun.star.beans.PropertyValue
	oDispatcher = createUnoService("com.sun.star.frame.DispatchHelper")
	mArg(0).Name = "Ruler"
	mArg(0).Value = True
	oDispatcher.executeDispatch(ThisComponent.CurrentController.Frame, ".uno:Ruler", "", 0, mArg())
End Sub


Sub DocumentOpen(oEvent As Object)
Dim oForm As Object
Dim i  As Integer
	oForm = oEvent.Source.DrawPage.Forms.getByName("FormMain")
	i = GetFilterInteger(oForm.ActiveConnection, "Hide")
	UpdateDocument(GetFilterInteger(oForm.ActiveConnection, "Hide"))
	UpdateCheckBox(GetModelInteger(oForm.ActiveConnection, "Email"), _
				   GetModelInteger(oForm.ActiveConnection, "Pdf"))
End Sub


Sub FormAddress(oEvent As Object)
Dim oContext As Object
Dim sDataSourceName As String
	sDataSourceName = GetAddressDataBase(oEvent.Source.Parent.ActiveConnection)
	oContext = CreateUnoService("com.sun.star.sdb.DatabaseContext")
	If oContext.hasByName(sDataSourceName) Then
		oEvent.Source.CommandType = com.sun.star.sdb.CommandType.QUERY
		oEvent.Source.Command = "GContactOOoQueryAddress"
		oEvent.Source.DataSourceName = sDataSourceName
	Else
		oEvent.Source.Command = ""
		oEvent.Source.CommandType = com.sun.star.sdb.CommandType.COMMAND		
		oEvent.Source.DataSourceName = ""
	End If
End Sub


Sub FormEmail(oEvent As Object)
Dim oContext As Object
Dim sDataSourceName As String
	sDataSourceName = GetAddressDataBase(oEvent.Source.Parent.ActiveConnection)
	oContext = CreateUnoService("com.sun.star.sdb.DatabaseContext")
	If oContext.hasByName(sDataSourceName) Then
		oEvent.Source.CommandType = com.sun.star.sdb.CommandType.QUERY
		oEvent.Source.Command = "GContactOOoQueryAddressList"
		oEvent.Source.DataSourceName = sDataSourceName
	Else
		oEvent.Source.Command = ""
		oEvent.Source.CommandType = com.sun.star.sdb.CommandType.COMMAND
		oEvent.Source.DataSourceName = ""
	End If
End Sub


Sub FormMain(oEvent As Object)
	CheckDataSource(oEvent.Source.ActiveConnection)
End Sub


Sub ListAddress(oEvent As Object)
	UpdateFilter(oEvent.Source.Model.Parent.ActiveConnection, "Email", oEvent.Source.Model.SelectedValue())
	oEvent.Source.Model.Parent.reload()
End Sub


Sub ListAddressBook(oEvent As Object)
Dim oListEmail As Object
Dim sColumnId As String
Dim sAlias As String
Dim sTable As String
Dim sSql As String
	sColumnId = EscapeApostrophe(oEvent.Source.Model.Tag)
	sAlias = sColumnId &amp; "-1"
	sTable = EscapeApostrophe(oEvent.Source.Model.ValueItemList(oEvent.Selected))
	sSql = "SELECT """ &amp; sColumnId &amp; """, """ &amp; sColumnId &amp; """ AS """ &amp; sAlias &amp; _
		   """ FROM """ &amp; sTable &amp; """ ORDER BY """ &amp; sColumnId &amp; """ ASC"
	oListEmail = oEvent.Source.Model.Parent.getByName("FormEmail").getByName("ListEmail")
	oListEmail.ListSource = Array(sSql)
	oListEmail.refresh()
End Sub


Sub ListModel(oEvent As Object)
Dim oConnection As Object
Dim oForm As Object
Dim sValue As String
	oForm = ThisComponent.DrawPage.Forms.getByName("FormMain")
	sValue = oEvent.Source.Model.ValueItemList(oEvent.Selected)
	oConnection = oEvent.Source.Model.Parent.ActiveConnection
	UpdateFilter(oConnection, "Model", sValue)
	oEvent.Source.Model.DefaultSelection = Array(oEvent.Selected)
	oForm.getByName("FilterModel").reload()
	'oForm.getByName("FilterModel").getByName("ListModel").refresh()
	'oForm.getByName("FilterContent").getByName("FormContent").getByName("FormTotal").reload()
	oForm.getByName("FilterModel").getByName("FormModel").getByName("FormBody").getByName("ListAttachment").refresh()
End Sub


Sub TextModel(oEvent As Object)
	ThisComponent.DrawPage.Forms.getByName("FormMain").getByName("FilterModel").getByName("ListModel").refresh()
End Sub


Sub ToogleForm(oForms As Object, _
			   sName As String, _
			   nValue As Integer)
Dim oForm As Object
Dim sForm As String
	For Each sForm in oForms.getElementNames()
		oForm = oForms.getByName(sForm)
		If oForm.SupportsService("stardiv.one.form.component.Form") Then
			ToogleForm(oForm, sName, nValue)
		ElseIf sForm &lt;&gt; sName Then
			ThisComponent.CurrentController.getControl(oForm).setEnable(nValue)
		End If
	Next sForm
End Sub


Sub TotalUpdate(oEvent As Object)
Dim oForm As Object
	oForm = ThisComponent.DrawPage.Forms.getByName("FormMain")
	oForm.getByName("FilterModel").getByName("FormContent").getByName("FormTotal").reload()
End Sub


Sub UpdateColumnId(sColumnId As String)
Dim oForm As Object
	oForm = ThisComponent.DrawPage.Forms.getByName("FormMain")
	oForm.getByName("ListAddressBook").Tag = sColumnId
End Sub


Sub UpdateDataSource(sDataSourceName As String)
Dim oForm As Object
	oForm = ThisComponent.DrawPage.Forms.getByName("FormMain").getByName("FormEmail")
	oForm.CommandType = com.sun.star.sdb.CommandType.QUERY
	oForm.Command = "GContactOOoQueryAddressList"
	oForm.DataSourceName = sDataSourceName
	oForm.getByName("FilterAddress").getByName("FormAddress").CommandType = com.sun.star.sdb.CommandType.QUERY
	oForm.getByName("FilterAddress").getByName("FormAddress").Command = "GContactOOoQueryAddress"
	oForm.getByName("FilterAddress").getByName("FormAddress").DataSourceName = sDataSourceName
	oForm.Parent.getByName("ListAddressBook").refresh()
End Sub


Sub UpdateCheckBox(nEmail As Integer, nPdf As Integer)
Dim oForm As Object
	oForm = ThisComponent.DrawPage.Forms.getByName("FormMain").getByName("FilterModel")
	ToogleForm(oForm.getByName("FormModel").getByName("FormBody"), "CheckBoxEmail", nEmail)
	ToogleForm(oForm.getByName("FormContent"), "CheckBoxPdf", nPdf)
End Sub


Sub UpdateDocument(nHide As Integer)
Dim oDispatcher As Object
Dim oFrame As Object
Dim oLayout As Object
Dim mArg(0) as new com.sun.star.beans.PropertyValue
	oDispatcher = createUnoService("com.sun.star.frame.DispatchHelper")
	oFrame = ThisComponent.CurrentController.Frame
	mArg(0).Name = "Ruler"
	mArg(0).Value = (nHide &lt;&gt; 1)
	oDispatcher.executeDispatch(oFrame, ".uno:Ruler", "", 0, mArg())
'	oDispatcher = createUnoService("com.sun.star.frame.DispatchHelper")
'	mArg(0).Name = "Sidebar"
'	mArg(0).Value = (nHide &lt;&gt; 1)	
'	oDispatcher.executeDispatch(oFrame, ".uno:Sidebar", "", 0, mArg())
	For Each oLayout in oFrame.LayoutManager.getElements()
		If nHide = 1 Then
			oFrame.LayoutManager.hideElement(oLayout.ResourceURL)
		Else
			oFrame.LayoutManager.showElement(oLayout.ResourceURL)
		End If
	Next oLayout
'	oFrame.LayoutManager.setVisible(nHide &lt;&gt; 1)
End Sub

</script:module>
</file>

<file path=Basic/Standard/DataBase.xml><?xml version="1.0" encoding="utf-8"?>
<!DOCTYPE module  PUBLIC '-//OpenOffice.org//DTD OfficeDocument 1.0//EN'  'module.dtd'>
<script:module xmlns:script="http://openoffice.org/2000/script" script:name="DataBase" script:language="StarBasic">REM  *****  BASIC  *****

Option Explicit

Const nAddressColumnId = 5


Function CheckAddressColumns(oActiveConnection As Object, _
							 oConnection As Object) As Boolean
Dim oColumns As Object
Dim oResult As Object
Dim i as Integer
	oColumns = oConnection.Tables.getByIndex(0).Columns
	oResult = oActiveConnection.prepareCommand("QueryAddressColumn", 1).executeQuery()
	While oResult.next()
		If Not oColumns.hasByName(oResult.getString(1)) Then
			Exit Function
		End If
		i = i + 1
	WEnd
	CheckAddressColumns = (i = oColumns.Count)
End Function


Function CheckAddressDataBase(sDataSource As String, _
							  sErrorMsg As String) As Boolean
Dim oConnection As Object
Dim sMsg As String
Dim i As Integer
	sMsg = sDataSource &amp; " doesn't seem to be a Thunderbird AddressBook!!!" &amp; CHR(13)
	If Not OpenConnection(oConnection, sDataSource, sErrorMsg) Then
		Exit Function
	ElseIf (oConnection.Tables.Count &lt; 7) Then
		sErrorMsg = sMsg &amp; "Number of table: " &amp; oConnection.Tables.Count &amp; " don't match!!!"
		CloseConnection(oConnection)
		Exit Function
	ElseIf (oConnection.Tables.Count - oConnection.Views.Count) &lt;&gt; 2 Then
		sErrorMsg = sMsg &amp; "Number of view don't match!!!"
		CloseConnection(oConnection)
		Exit Function
	Else
		For i = 0 To 7
			If (oConnection.Tables.getByIndex(i).Columns.Count &lt;&gt; 37) Then
				sErrorMsg = sMsg &amp; "Number of columns don't match!!!"
				CloseConnection(oConnection)
				Exit Function
			End If
		Next i
	End If
	CloseConnection(oConnection)
	CheckAddressDataBase = True
End Function


Function CheckAddressQuery(sDataSourceName As String) As Boolean
Dim oContext As Object
Dim oQueryDefinitions As Object
Dim i As Integer
	oContext = createUnoService("com.sun.star.sdb.DatabaseContext")
	If oContext.hasByName(sDataSourceName) Then
		oQueryDefinitions = oContext.getByName(sDataSourceName).getQueryDefinitions()
		For i = GetAddressQueries("LBound") To GetAddressQueries("UBound")
			If Not oQueryDefinitions.hasByName(GetAddressQueries("Name", i)) Then
				Exit Function
			End If
		Next i
		CheckAddressQuery = True
	End If
End Function


Function CheckAddressTables(oActiveConnection As Object, _
							oConnection As Object) As Boolean
Dim oResult As Object
Dim i as Integer
	oResult = oActiveConnection.prepareCommand("QueryAddressTable", 1).executeQuery()
	While oResult.next()
		If Not oConnection.Tables.hasByName(oResult.getString(1)) Then
			Exit Function
		End If
		i = i + 1
	WEnd
	CheckAddressTables = (i = oConnection.Tables.Count)
End Function


Sub CheckDataSource(oActiveConnection As Object)
Dim oConnection As Object
Dim sName As String
Dim sErrorMsg As String
	' Get the name of AddressBook database
	sName = GetAddressDataBase(oActiveConnection)
	' Check if it's a Thunderbird AddressBook
	If CheckAddressQuery(sName) Then
		' Open Thunderbird AddressBook
		If OpenConnection(oConnection, sName, sErrorMsg) Then
			If CheckAddressTables(oActiveConnection, oConnection) Then
				If CheckAddressColumns(oActiveConnection, oConnection) Then
					CloseConnection(oConnection)
					Exit Sub
				End If
			End If
			CloseConnection(oConnection)
		End If
		DialogSetup(oActiveConnection, sErrorMsg, sName)
	Else
		DialogSetup(oActiveConnection, sErrorMsg)
	End If
End Sub


Function CloseConnection(oConnection as Object)
	oConnection.close
	oConnection.dispose
End Function


Sub DeleteAddress(oConnection As Object, _
				  mValues As Variant)
Dim sSql As String
	sSql = "DELETE FROM ""Address"" " &amp; _
	"WHERE ""Email"" IN ('" &amp; Join(mValues, "', '") &amp; "');"
	oConnection.createStatement().executeUpdate(sSql)
End Sub


Sub DeleteAddressMerge(oConnection As Object)
Dim sSql As String
	sSql = "DELETE FROM ""AddressMerge""; " &amp;_ 
	"ALTER TABLE ""AddressMerge"" ALTER COLUMN ""ID"" RESTART WITH 1;"
	oConnection.createStatement().executeQuery(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oConnection As Object, _
					sSql As String, _
					sValue As String) As Object
	GetAddress = oConnection.createStatement().executeQuery(sSql &amp; "'" &amp; sValue &amp; "';")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EscapeApostrophe(oResult.getString(1)) &amp; _
					""" AS """ &amp; EscapeApostrophe(oResult.getString(2)) &amp; """"
		i = i + 1
	WEnd
	GetAddressAlias = join(mAlias, ", ")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Query(oConnection As Object) As String
Dim sSql As String
	sSql = "SELECT " &amp; GetAddressAlias(oConnection) &amp; _
		   " FROM """ &amp; EscapeApostrophe(GetAddressTable(oConnection)) &amp; """;"
	GetAddressQuery = sSql
End Function


Function GetAddressQueryList(oConnection As Object) As String
Dim sColumnId As String
Dim sTable As String
Dim sSql As String
	sColumnId = EscapeApostrophe(GetAddressColumnId(oConnection))
	sTable = EscapeApostrophe(GetAddressTable(oConnection))
	sSql = "SELECT """ &amp; sColumnId &amp; """, """ &amp; sColumnId &amp; _
	""" FROM """ &amp; sTable &amp; _
	""" ORDER BY """ &amp; sColumnId &amp; """ ASC"
	GetAddressQueryList = sSql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FilterInteger(oConnection As Object, _
						  sColumn As String) As Integer
Dim oResult As Object
Dim sSql As String
	sSql = "SELECT CASEWHEN(""" &amp; sColumn &amp; """, 1, 0) FROM ""Filter"" WHERE ""ID"" = 1;"
	oResult = oConnection.createStatement().executeQuery(sSql)
	While oResult.next()
		GetFilterInteger = oResult.getInt(1)
	WEnd
End Function


Sub GetInfo()
    oInfos = GetConfigAccess("/org.openoffice.UserProfile/Data")
End Sub


Function GetMaxSize(oConnection As Object) As Integer
Dim oResult As Object
Dim sSql As String
	sSql = "SELECT ""MaxSize"" FROM ""Filter"" WHERE ""ID"" = 1;"
	oResult = oConnection.createStatement().executeQuery(sSql)
	While oResult.next()
		GetMaxSize = oResult.getInt(1)
	WEnd
End Function


Function GetModelInteger(oConnection As Object, _
						 sColumn As String) As Integer
Dim oResult As Object
Dim sSql As String
	sSql = "SELECT CASEWHEN(""" &amp; sColumn &amp; """, 1, 0) FROM ""Models"", ""Filter"" " &amp; _
		   "WHERE ""Models"".""ID"" = ""Filter"".""Model"" AND ""Filter"".""ID"" = 1;"
	oResult = oConnection.createStatement().executeQuery(sSql)
	While oResult.next()
		GetModelInteger = oResult.getInt(1)
	WEnd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GetResultSetValues(oResultSet As Object)
	GetResultSetValues = join(EscapeApostrophe(GetResultSet(oResultSet)), "', '")
End Function


Function GetSqlInsertAddress(oConnection As Object) As String
Dim sSql As String
	sSql = "INSERT INTO ""AddressMerge"" (" &amp; GetAddressColumns(oConnection) &amp; ") " &amp; _
		   "VALUES ('"
	GetSqlInsertAddress = sSql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Template(oConnection As Object) As String
Dim sSql As String
	sSql = "SELECT ""File"" FROM ""Models"" " &amp; _
	"WHERE ""ID"" = (SELECT ""Model"" FROM ""Filter"" WHERE ""ID"" = 1);"
	GetTemplate = GetResultSetValues(oConnection.createStatement().executeQuery(sSql))
End Function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InsertAddressMerge(oConnection As Object, _
					   sSql As String, _
					   oResult As Object)
	oConnection.createStatement().executeQuery(sSql &amp; GetResultSetValues(oResult) &amp; "');")
End Sub


Sub InsertFiles(oConnection As Object, _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InsertModels(oConnection As Object, _
				 sValue As String)
Dim sSql As String
	sSql = "INSERT INTO ""Models"" (""Model"") VALUES ('" &amp; sValue &amp; "');"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MakeAddressQueries(oConnection As Object, _
					   sDataSourceName As String)
Dim oContext As Object
Dim oDataSource As Object
Dim oQueryDefinitions As Object
Dim i As Integer
	oContext = createUnoService("com.sun.star.sdb.DatabaseContext")
	oDataSource = oContext.getByName(sDataSourceName)
	oQueryDefinitions = oDataSource.getQueryDefinitions()
	For i = GetAddressQueries("LBound") To GetAddressQueries("UBound")
		MakeAddressQuery(oConnection, oQueryDefinitions, GetAddressQueries("Name", i), i) 
	Next i
	oDataSource.DatabaseDocument.Store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Function Open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EscapeApostrophe(oColumns.getByIndex(i).Name) &amp; "', '" &amp; _
			   				 GetAddressColumn(i) &amp; "');"
		oStatement.executeUpdate(sSql)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EscapeApostrophe(oTables.getByIndex(i).Name) &amp; "');"
		oStatement.executeUpdate(sSql)
	Next i
End Sub


Sub UpdateFilter(oConnection As Object, _
				 sColumn As String, _
				 sValue As String)
Dim sSql As String
	sSql = "UPDATE ""Filter"" SET """ &amp; sColumn &amp; """ = '" &amp; _
	EscapeApostrophe(sValue) &amp; "' WHERE ""ID"" = 1;"
	oConnection.createStatement().executeUpdate(sSql)
End Sub


Sub UpdateFilterInteger(oConnection As Object, _
				 sColumn As String, _
				 nValue As Integer)
Dim sSql As String
	sSql = "UPDATE ""Filter"" SET """ &amp; sColumn &amp; """ = " &amp; _
	nValue &amp; " WHERE ""ID"" = 1;"
	oConnection.createStatement().executeUpdate(sSql)
End Sub


Sub UpdateTemplate(oConnection As Object, _
				   sValue As String)
Dim sSql As String
	sSql = "UPDATE ""Models"" SET ""File"" = '" &amp; EscapeApostrophe(sValue) &amp; "' " &amp; _
	"WHERE ""ID"" = (SELECT ""Model"" FROM ""Filter"" WHERE ""ID"" = 1);"
	oConnection.createStatement().executeUpdate(sSql)
End Sub

</script:module>
</file>

<file path=Basic/Standard/Dialog.xml><?xml version="1.0" encoding="utf-8"?>
<!DOCTYPE module  PUBLIC '-//OpenOffice.org//DTD OfficeDocument 1.0//EN'  'module.dtd'>
<script:module xmlns:script="http://openoffice.org/2000/script" script:name="Dialog" script:language="StarBasic">REM  *****  BASIC  *****

Option Explicit

Private oActiveConnection As Object
Private oDialog As Variant
Private oListener As Object


Sub ButtonCancel(oEvent As Object)
	oDialog.endExecute()
End Sub


Sub ButtonOk(oEvent As Object)
Dim oConnection As Object
Dim sDataSourceName As String
Dim nHide As Integer
	sDataSourceName = oDialog.getControl("ListAddressBook").SelectedItem
	If OpenConnection(oConnection, sDataSourceName, "") Then
		If Not CheckAddressTables(oActiveConnection, oConnection) Then
			UpdateAddressTables(oActiveConnection, oConnection.Tables)
		End If
		If Not CheckAddressColumns(oActiveConnection, oConnection) Then
			UpdateAddressColumns(oActiveConnection, oConnection.Tables.getByIndex(0).Columns)
			UpdateColumnId(GetAddressColumnId(oActiveConnection))
			MakeAddressQueries(oActiveConnection, sDataSourceName)
		End If
		If Not CheckAddressQuery(sDataSourceName) Then
			MakeAddressQueries(oActiveConnection, sDataSourceName)
		End If
		CloseConnection(oConnection)
		UpdateFilter(oActiveConnection, "DataBase", sDataSourceName)
		UpdateDataSource(sDataSourceName)
	End If
	UpdateFilterInteger(oActiveConnection, "MaxSize", oDialog.getControl("NumericMaxSize").value)
	nHide = oDialog.getControl("CheckHideMenu").state
	UpdateFilterInteger(oActiveConnection, "Hide", nHide)
	UpdateDocument(nHide)
	oDialog.endExecute()
End Sub


Sub DialogSetup(oConnection As Object, _
					   sMessage As String, _
					   Optional sDataSourceName As String)
Dim oContext As Object
Dim i As Integer
Dim j As Integer
	oActiveConnection = oConnection
	If Not DialogLibraries.isLibraryLoaded("Standard") Then
		DialogLibraries.loadLibrary("Standard")
	End If
	oContext = CreateUnoService("com.sun.star.sdb.DatabaseContext")
	oDialog = CreateUnoDialog(DialogLibraries.Standard.DialogSetup)
	For i = LBound(oContext.ElementNames) To UBound(oContext.ElementNames)
		If oContext.ElementNames(i) &lt;&gt; oConnection.Parent.Name Then
			oDialog.getControl("ListAddressBook").AddItem(oContext.ElementNames(i), j)
			j = j + 1
		End If
	Next i
	If Not IsMissing(sDataSourceName) And _
		   CheckAddressDataBase(sDataSourceName, sMessage) Then
		oDialog.getControl("ListAddressBook").SelectItem(sDataSourceName, True)
		oDialog.getControl("ButtonOk").Model.Enabled = True
	Else
		oDialog.getControl("ButtonOk").Model.Enabled = False
	End If
	oListener = CreateUnoListener("ListAddressBook_", "com.sun.star.awt.XActionListener")
	oDialog.getControl("ListAddressBook").addActionListener(oListener)
	oDialog.getControl("NumericMaxSize").value = GetMaxSize(oActiveConnection)
	oDialog.getControl("CheckHideMenu").state = GetFilterInteger(oActiveConnection, "Hide")
	oDialog.getControl("TextMsg").text = sMessage
	oDialog.execute()
	oDialog.getControl("ListAddressBook").removeActionListener(oListener)
	oDialog.Dispose
End Sub


Sub ListAddressBook_ActionPerformed(oEvent As Object)
Dim sDataSourceName As String
Dim sErrorMsg As String
	sDataSourceName = oEvent.Source.SelectedItem
	If CheckAddressDataBase(sDataSourceName, sErrorMsg) Then
		oDialog.getControl("ButtonOk").Model.Enabled = True
		oDialog.getControl("TextMsg").text = sDataSourceName &amp; " seem to be a Thunderbird AddressBook..."
	Else
		oDialog.getControl("ButtonOk").Model.Enabled = False
		oDialog.getControl("TextMsg").text = sErrorMsg
	End If
End Sub

</script:module>
</file>

<file path=Basic/Standard/MailMerge.xml><?xml version="1.0" encoding="utf-8"?>
<!DOCTYPE module  PUBLIC '-//OpenOffice.org//DTD OfficeDocument 1.0//EN'  'module.dtd'>
<script:module xmlns:script="http://openoffice.org/2000/script" script:name="MailMerge" script:language="StarBasic">REM  *****  BASIC  *****

Option Explicit


Function CheckModelFile(sUrl As String) As Boolean
Dim oService As Object
	oService = createUnoService("com.sun.star.ucb.SimpleFileAccess")
	CheckModelFile = oService.exists(sUrl)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MergeMail(oMergeConnection As Object, _
				   oAddressConnection As Object, _
				   oProgressBar As Object, _
				   sErrorMsg As String)
Dim oSmtp As Object
Dim bEmail As Boolean
Dim bPdf As Boolean
Dim sModel As String
Dim sModelUrl As String

Dim mTo() As String
Dim sFrom As String
Dim sSubject As String
Dim sBody As String
Dim oBody As Object
Dim mAttachments() As Object
Dim nMaxSize As Integer

Dim oReportUrl As New com.sun.star.util.URL
Dim oDoc As Object
Dim oPdfUrl As Object 
Dim nPage As Integer
Dim sSqlSelect As String
Dim sSqlInsert As String
Dim oStatment As Object
Dim oResultSet As Object
Dim s As String
Dim i As Integer
Dim j As Integer
	j = 6
	mTo = GetEmailAddress(oMergeConnection)
	If UBound(mTo) = -1 Then
		sErrorMsg = "No address selected!!! Check your settings"
		Exit Function
	Else
		i = (UBound(mTo) + 2) * j
		s = UBound(mTo) + 1
		oProgressBar.start("Mail merge: start with " &amp; s &amp; " record...", i)
	End If	
	If oMergeConnection.Tables.hasByName("AddressMerge") Then
		DeleteAddressMerge(oMergeConnection)
	Else
		MakeAddressMerge(oMergeConnection)
	End If
	sSqlSelect = GetSqlSelectAddress(oMergeConnection)
	sSqlInsert = GetSqlInsertAddress(oMergeConnection)
	For i = LBound(mTo) To UBound(mTo)
		InsertAddressMerge(oMergeConnection, sSqlInsert, _
						   GetAddress(oAddressConnection, sSqlSelect, mTo(i)))
	Next i
	oProgressBar.setText("Mail merge: AddressMerge done...")
	oProgressBar.setValue(1)
	oStatment = oMergeConnection.prepareCommand("QueryModelFilter", 1)
	oResultSet = oStatment.executeQuery()
	If oResultSet.next() Then
		sModel = oResultSet.getString(1)
		bEmail = oResultSet.getBoolean(2)
		sSubject = oResultSet.getString(3)
		sBody = oResultSet.getString(4)
		bPdf = oResultSet.getBoolean(5)
		sModelUrl = ConvertToURL(oResultSet.getString(6))
		nMaxSize = oResultSet.getInt(7)
		i = oResultSet.getInt(8)
		If bPdf Then
			ReDim mAttachments(i)
		ElseIf i &gt; 0 Then
			ReDim mAttachments(i -1)
		End If
	Else
		sErrorMsg = "DataBase Error!!! Check 'Models' table"
		Exit Function
	End If
	If Not CheckModelFile(sModelUrl) Then
		sErrorMsg = "No master document provided!!! Check your configuration"
		Exit Function
	Else
		s = ConvertFromUrl(sModelUrl)
		oProgressBar.setText("Mail merge: check master document " &amp; s &amp; " done...")
		oProgressBar.setValue(2)
	End If
	i = 0
	If bPdf Then
		If Not GetReportUrl(oMergeConnection, sModel, oReportUrl, sErrorMsg) Then
			Exit Function
		Else
			s = ConvertFromUrl(oReportUrl.Main)
			oProgressBar.setText("Mail merge: Report " &amp; s &amp; " done...")
			oProgressBar.setValue(3)
		End If
		MakeMailMerge(oMergeConnection, sModelUrl, oReportUrl.Main)
		oDoc = OpenDocument(GetIndexedUrl(oReportUrl, 0).Main, True)
		oPdfUrl = GetIndexedUrl(oReportUrl, -1, "pdf", sModel)
		s = ConvertFromUrl(oPdfUrl.Main)
		oProgressBar.setText("Mail merge: Pdf " &amp; s &amp; " done...")
		oProgressBar.setValue(4)	
		nPage = (oDoc.CurrentController.PageCount -1) / (UBound(mTo()) +1)
		If bEmail Then
			mAttachments(i) = oPdfUrl
			i = i + 1
		End If
	End If
	If bEmail Then
		If Not GetSmtpService(oSmtp) Then
			sErrorMsg = "Cannot connect to your Email Provider!!! Check your settings"
			Exit Function
		Else
			s = oSmtp.CurrentConnectionContext.getValueByName("ServerName")
			oProgressBar.setText("Mail merge: Connect to " &amp; s &amp; " done...")
			oProgressBar.setValue(5)
		End If
		sFrom = GetConfigSetting("/org.openoffice.Office.Writer/MailMergeWizard", "MailAddress")
		oBody = SetMailBody(sBody)
		oStatment = oMergeConnection.prepareCommand("QueryFileFilter", 1)
		oResultSet = oStatment.executeQuery()
		While oResultSet.next()
			mAttachments(i) = GetUrlFromString(ConvertToURL(oResultSet.getString(1)))
			i = i + 1
		Wend
		If Not SetMailAttachments(mAttachments, bPdf, nMaxSize, sErrorMsg) Then
			oSmtp.Disconnect()
			Exit Function
		Else
			oProgressBar.setText("Mail merge: check attachment " &amp; i &amp; " file, done...")
			oProgressBar.setValue(6)
		End If
	End If
	For i = LBound(mTo) To UBound(mTo)
		j = j + 3
		If bPdf Then
			If Not bEmail Then
				oPdfUrl = GetIndexedUrl(oReportUrl, i, "pdf", sModel)
			End If
			ExportToPdf(oDoc, oPdfUrl.Main, i, nPage)
			oProgressBar.setText("Mail merge: export to Pdf " &amp; nPage &amp; " page, done...")
		End If
		oProgressBar.setValue(j)
		j = j + 3
		If bEmail Then
			If Not SendMailMessage(oSmtp, mTo(i), sFrom, sSubject, oBody, sErrorMsg) Then
				On Error GoTo 0
				Exit Function
			Else
				oProgressBar.setText("Mail merge: send email at " &amp;  mTo(i) &amp; " done...")
			End If
		End If
		oProgressBar.setValue(j)
	Next i
	If bEmail Then 
		oSmtp.Disconnect()
		sErrorMsg = "Email has been send to the addresses:" &amp; CHR(13) &amp; _
					join(mTo(), CHR(13))
	End If
	If bPdf Then 
		oDoc.close(True)
		If Not bEmail Then
			OpenPdfFile(oPdfUrl)
		End If
	End If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script:module>
</file>

<file path=Basic/Standard/MailMessage.xml><?xml version="1.0" encoding="utf-8"?>
<!DOCTYPE module  PUBLIC '-//OpenOffice.org//DTD OfficeDocument 1.0//EN'  'module.dtd'>
<script:module xmlns:script="http://openoffice.org/2000/script" script:name="MailMessage" script:language="StarBasic">REM  *****  BASIC  *****

Option Explicit

Private sMailBody As String
Private mMailAttachments() As Object


Function Attachment_GetTransferData(oFlavor) As any
	If oFlavor.MimeType = GetAttachmentType() Then
      	Attachment_GetTransferData = GetAttachmentContent()
   End If
End Function


Function Attachment_GetTransferDataFlavors()
Dim oFlavor As New com.sun.star.datatransfer.DataFlavor
	oFlavor.MimeType = GetAttachmentType()
	oFlavor.HumanPresentableName = GetAttachmentType()
	Attachment_GetTransferDataFlavors = Array(oFlavor)
End Function


Function Attachment_isDataFlavorSupported(x As Object)
   Attachment_isDataFlavorSupported = (x.MimeType = GetAttachmentTyp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MailBody
	End If
End Function


Function Body_isDataFlavorSupported(x As Object)
	Body_isDataFlavorSupported = (x.MimeType = "text/plain;charset=utf-16")
End Function


Function CheckAttachments(mUrls As Object, _
						  bSkipFirst As Boolean, _
						  nMaxSize As Integer, _
						  sErrorMsg As String) As Boolean
Dim oService As Object
Dim nSize As Long
Dim nMax As Long
Dim i As Integer
	nMax = nMaxSize * 1024 * 1024
	oService = createUnoService("com.sun.star.ucb.SimpleFileAccess")
	For i = LBound(mUrls) To UBound(mUrls)
		If Not (bSkipFirst And i = LBound(mUrls)) Then
			If  Not oService.exists(mUrls(i).Main) Then
				sErrorMsg = "Cannot find attached File :" &amp; CHR(13) &amp; _ 
							ConvertFromUrl(mUrls(i).Main)
				Exit Function
			End If
			nSize = oService.getSize(mUrls(i).Main)
			If nSize = 0 Or nSize &gt; nMax Then
				sErrorMsg = "Attached File has not a valid size!!!" &amp; CHR(13) &amp; _
							ConvertFromUrl(mUrls(i).Name)
				Exit Function
			End If
		End If
	Next i
   	CheckAttachments = True
End Function


Function CheckAttachmentsType(mUrls As Object, _
							bPdf As Boolean)
Dim oDetection As Object
Dim mTypes As Object
Dim sType As String
Dim i As Integer
Dim j As Integer  
	oDetection = CreateUnoService("com.sun.star.document.TypeDetection")
	For i = LBound(mUrls) To UBound(mUrls)
		mUrls(i).Arguments = "application/octet-stream"
		If bPdf And i = LBound(mUrls) Then
			mUrls(i).Arguments = "application/pdf"
		Else
			sType = oDetection.queryTypeByUrl(mUrls(i).Main)
			If oDetection.hasByName(sType) Then
				mTypes = oDetection.getByName(sType)
				For j = LBound(mTypes) To UBound(mTypes)
					If mTypes(j).Name = "MediaType" Then
						mUrls(i).Arguments = mTypes(j).Value
					End If
				Next j
			End If
		End If
	Next i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MailAttachments()) To UBound(mMailAttachments())
		If mMailAttachments(i).Mark &lt;&gt; "Done" Then
			If bMark Then
				mMailAttachments(i).Mark = "Done"
			End If
			GetAttachmentUrl = mMailAttachments(i)
			Exit Function
		End If
	Next i
End Function


Function SendMailMessage(oSmtp As Object, _
						 sTo As String, _
						 sFrom As String, _
						 sSubject As String, _
						 oBody As Object, _
						 sErrorMsg As String) As Boolean
Dim oMail As Object
Dim i As Integer
	On Error GoTo ErrorHandler
	oMail = com.sun.star.mail.MailMessage.create(sTo, sFrom, sSubject, oBody)
	For i = LBound(mMailAttachments) To UBound(mMailAttachments)
		oMail.addAttachment(GetAttachment(mMailAttachments(i)))
	Next i
	oSmtp.SendMailMessage(oMail)
	For i = LBound(mMailAttachments) To UBound(mMailAttachments)
		mMailAttachments(i).Mark = ""
	Next i
	SendMailMessage = True
	On Error GoTo 0
ExitHandler:
	Exit Function
ErrorHandler:
	sErrorMsg = "Error in Function 'SendMailMessage' at line:" &amp; Erl &amp; CHR(13) &amp; _
				"Error code: " &amp; Err &amp; CHR(13) &amp; _
				"Error message: " &amp; Error
	Goto ExitHandler
End Function


Function SetMailAttachments(mUrls As Object, _
							bPdf As Boolean, _
							nMaxSize As Integer, _
							sErrorMsg As String) As Boolean
	If CheckAttachments(mUrls, bPdf, nMaxSize, sErrorMsg) Then
		CheckAttachmentsType(mUrls, bPdf)
		mMailAttachments = mUrls
		SetMailAttachments = True
		Exit Function
	End If
End Function


Function SetMailBody(sBody As String)
	sMailBody = sBody
	SetMailBody = CreateUNOListener("Body_", "com.sun.star.datatransfer.XTransferable")
End Function

</script:module>
</file>

<file path=Basic/Standard/SmtpService.xml><?xml version="1.0" encoding="utf-8"?>
<!DOCTYPE module  PUBLIC '-//OpenOffice.org//DTD OfficeDocument 1.0//EN'  'module.dtd'>
<script:module xmlns:script="http://openoffice.org/2000/script" script:name="SmtpService" script:language="StarBasic">REM  *****  BASIC  *****

Option Explicit


Function GetSmtpService(oSmtp As Object) As Boolean
Dim oProvider As Object
Dim oServer As Object
Dim oUser As Object
	oProvider = CreateUnoService("com.sun.star.mail.MailServiceProvider")
	oSmtp = oProvider.Create("com.sun.star.mail.SMTP")
	oServer = CreateUnoListener("Server_", "com.sun.star.uno.XCurrentContext")
	oUser = CreateUnoListener("User_", "com.sun.star.mail.XAuthenticator")
	oSmtp.Connect(oServer, oUser)
	GetSmtpService = oSmtp.isConnected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MailMerge"/>
  <library:element library:name="Dialog"/>
  <library:element library:name="Control"/>
  <library:element library:name="DataBase"/>
  <library:element library:name="SmtpService"/>
  <library:element library:name="MailMessag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Send.xml><?xml version="1.0" encoding="utf-8"?>
<!DOCTYPE window  PUBLIC '-//OpenOffice.org//DTD OfficeDocument 1.0//EN'  'dialog.dtd'>
<dlg:window xmlns:dlg="http://openoffice.org/2000/dialog" xmlns:script="http://openoffice.org/2000/script" dlg:id="DialogSend" dlg:left="88" dlg:top="41" dlg:width="149" dlg:height="130" dlg:closeable="true" dlg:moveable="true">
  <dlg:styles>
    <dlg:style dlg:style-id="0" dlg:background-color="0xdddddd"/>
  </dlg:styles>
  <dlg:bulletinboard>
    <dlg:progressmeter dlg:id="ProgressBar" dlg:tab-index="0" dlg:left="8" dlg:top="5" dlg:width="134" dlg:height="10" dlg:value="0"/>
    <dlg:textfield dlg:style-id="0" dlg:id="TextField1" dlg:tab-index="1" dlg:left="8" dlg:top="20" dlg:width="134" dlg:height="83" dlg:vscroll="true" dlg:multiline="true"/>
    <dlg:button dlg:id="ButtonOk" dlg:tab-index="2" dlg:left="102" dlg:top="112" dlg:width="40" dlg:height="12" dlg:value="Ok"/>
    <dlg:button dlg:id="CommandButton1" dlg:tab-index="3" dlg:left="55" dlg:top="112" dlg:width="40" dlg:height="12" dlg:value="Cancel">
      <script:event script:event-name="on-performaction" script:macro-name="vnd.sun.star.script:Standard.Dialog.ButtonCancel?language=Basic&amp;location=document" script:language="Script"/>
    </dlg:button>
  </dlg:bulletinboard>
</dlg:window>
</file>

<file path=Dialogs/Standard/DialogSetup.xml><?xml version="1.0" encoding="utf-8"?>
<!DOCTYPE window  PUBLIC '-//OpenOffice.org//DTD OfficeDocument 1.0//EN'  'dialog.dtd'>
<dlg:window xmlns:dlg="http://openoffice.org/2000/dialog" xmlns:script="http://openoffice.org/2000/script" dlg:id="DialogSetup" dlg:left="86" dlg:top="52" dlg:width="149" dlg:height="130" dlg:closeable="true" dlg:moveable="true">
  <dlg:styles>
    <dlg:style dlg:style-id="0" dlg:background-color="0xdddddd"/>
  </dlg:styles>
  <dlg:bulletinboard>
    <dlg:button dlg:id="ButtonOk" dlg:tab-index="2" dlg:left="102" dlg:top="112" dlg:width="40" dlg:height="12" dlg:value="Ok">
      <script:event script:event-name="on-performaction" script:macro-name="vnd.sun.star.script:Standard.Dialog.ButtonOk?language=Basic&amp;location=document" script:language="Script"/>
    </dlg:button>
    <dlg:button dlg:id="ButtonCancel" dlg:tab-index="3" dlg:left="55" dlg:top="112" dlg:width="40" dlg:height="12" dlg:value="Cancel">
      <script:event script:event-name="on-performaction" script:macro-name="vnd.sun.star.script:Standard.Dialog.ButtonCancel?language=Basic&amp;location=document" script:language="Script"/>
    </dlg:button>
    <dlg:numericfield dlg:id="NumericMaxSize" dlg:tab-index="4" dlg:left="8" dlg:top="20" dlg:width="27" dlg:height="10" dlg:decimal-accuracy="0" dlg:thousands-separator="true" dlg:value-min="0" dlg:value-max="100" dlg:spin="true"/>
    <dlg:text dlg:style-id="0" dlg:id="LabelMaxSize" dlg:tab-index="5" dlg:left="38" dlg:top="20" dlg:width="104" dlg:height="10" dlg:value="Attachment file max size (Mo)" dlg:valign="center"/>
    <dlg:textfield dlg:style-id="0" dlg:id="TextMsg" dlg:tab-index="7" dlg:left="8" dlg:top="50" dlg:width="134" dlg:height="55" dlg:vscroll="true" dlg:multiline="true" dlg:readonly="true"/>
    <dlg:text dlg:style-id="0" dlg:id="LabelAddressBook" dlg:tab-index="0" dlg:left="70" dlg:top="5" dlg:width="72" dlg:height="10" dlg:page="1" dlg:value="Thunderbird AddressBook" dlg:valign="center" dlg:nolabel="true"/>
    <dlg:menulist dlg:id="ListAddressBook" dlg:tab-index="1" dlg:left="8" dlg:top="5" dlg:width="58" dlg:height="10" dlg:spin="true" dlg:linecount="-1"/>
    <dlg:checkbox dlg:style-id="0" dlg:id="CheckHideMenu" dlg:tab-index="6" dlg:left="8" dlg:top="35" dlg:width="134" dlg:height="10" dlg:value="Hide Menu/Rule" dlg:valign="center"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Setup"/>
  <library:element library:name="DialogSend"/>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